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22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.764cm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2.491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.383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00a933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00a933" draw:textarea-horizontal-align="justify" draw:textarea-vertical-align="middle" draw:auto-grow-height="false" fo:min-height="0.968cm" fo:min-width="1.226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="Rounded_20_short_20_Arrow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22pt"/>
    </style:style>
    <style:style style:name="P2" style:family="paragraph">
      <loext:graphic-properties draw:fill-color="#ffffff"/>
      <style:paragraph-properties fo:text-align="center"/>
      <style:text-properties style:font-name="Roboto Condensed" fo:font-size="22pt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text-properties fo:font-size="2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center"/>
      <style:text-properties fo:font-size="22pt"/>
    </style:style>
    <style:style style:name="P9" style:family="paragraph">
      <loext:graphic-properties draw:fill-color="#00a933"/>
      <style:paragraph-properties fo:text-align="center"/>
      <style:text-properties style:font-name="Roboto Condensed" fo:font-size="22pt"/>
    </style:style>
    <style:style style:name="P10" style:family="paragraph">
      <loext:graphic-properties draw:fill="none" draw:fill-color="#ffffff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27cm" svg:x="15.579cm" svg:y="1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.726cm">
          <text:p text:style-name="P1"><text:span text:style-name="T1">2</text:span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4.026cm">
          <text:p text:style-name="P1">5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22cm" svg:height="1.987cm" svg:x="14.182cm" svg:y="1.507cm">
          <draw:text-box>
            <text:p text:style-name="P3">14</text:p>
          </draw:text-box>
        </draw:frame>
        <draw:frame draw:style-name="gr2" draw:text-style-name="P4" draw:layer="layout" svg:width="1.422cm" svg:height="1.987cm" svg:x="14.183cm" svg:y="2.807cm">
          <draw:text-box>
            <text:p text:style-name="P3">15</text:p>
          </draw:text-box>
        </draw:frame>
        <draw:frame draw:style-name="gr2" draw:text-style-name="P4" draw:layer="layout" svg:width="1.548cm" svg:height="1.987cm" svg:x="14.184cm" svg:y="4.107cm">
          <draw:text-box>
            <text:p text:style-name="P3">16</text:p>
          </draw:text-box>
        </draw:frame>
        <draw:path draw:style-name="gr3" draw:text-style-name="P5" draw:layer="layout" svg:width="3.617cm" svg:height="4.272cm" draw:transform="rotate (0.876504350351552) translate (8.77876886127022cm 3.65349539236068cm)" svg:viewBox="0 0 3618 4273" svg:d="M0 37c483-110 972 42 1413 228 435 182 506 704 593 1092 103 458-304 921-126 1372 140 356 436 643 735 883 291 234 549 532 931 629l72 32">
          <text:p/>
        </draw:path>
        <draw:frame draw:style-name="gr4" draw:text-style-name="P7" draw:layer="layout" svg:width="3.664cm" svg:height="1.371cm" svg:x="3.286cm" svg:y="2.931cm">
          <draw:text-box>
            <text:p text:style-name="P6">…, 15, ...</text:p>
          </draw:text-box>
        </draw:frame>
        <draw:custom-shape draw:style-name="gr5" draw:text-style-name="P2" draw:layer="layout" svg:width="1.905cm" svg:height="1.27cm" svg:x="3.54cm" svg:y="8.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4cm" svg:y="8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4cm" svg:y="8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8.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8.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13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13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13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13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13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7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8.7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0.0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1.3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2.6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3.926cm">
          <text:p text:style-name="P1">0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7.5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8.8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10.1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11.4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12.7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14.009cm">
          <draw:text-box>
            <text:p text:style-name="P3">5</text:p>
          </draw:text-box>
        </draw:frame>
        <draw:custom-shape draw:style-name="gr8" draw:text-style-name="P9" draw:layer="layout" svg:width="1.905cm" svg:height="1.27cm" svg:x="3.54cm" svg:y="19.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4cm" svg:y="19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4cm" svg:y="19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19.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19.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24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24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24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24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24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8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9.7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1.0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2.3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3.6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4.92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18.5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19.8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21.1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22.4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23.7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25.009cm">
          <draw:text-box>
            <text:p text:style-name="P3">5</text:p>
          </draw:text-box>
        </draw:frame>
      </draw:page>
      <draw:page draw:name="page2" draw:style-name="dp1" draw:master-page-name="Default">
        <draw:custom-shape draw:style-name="gr5" draw:text-style-name="P2" draw:layer="layout" svg:width="1.905cm" svg:height="1.27cm" svg:x="3.54cm" svg:y="1.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05cm" svg:height="1.27cm" svg:x="5.44cm" svg:y="1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4cm" svg:y="1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1.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1.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0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.7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3.02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4.3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5.6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6.92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0.5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1.8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3.1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4.4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5.7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7.009cm">
          <draw:text-box>
            <text:p text:style-name="P3">5</text:p>
          </draw:text-box>
        </draw:frame>
        <draw:custom-shape draw:style-name="gr5" draw:text-style-name="P2" draw:layer="layout" svg:width="1.905cm" svg:height="1.27cm" svg:x="3.54cm" svg:y="10.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4cm" svg:y="10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05cm" svg:height="1.27cm" svg:x="7.34cm" svg:y="10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10.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10.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9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0.7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2.02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3.3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4.6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5.92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9.5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10.8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12.1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13.4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14.7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16.009cm">
          <draw:text-box>
            <text:p text:style-name="P3">5</text:p>
          </draw:text-box>
        </draw:frame>
        <draw:custom-shape draw:style-name="gr5" draw:text-style-name="P2" draw:layer="layout" svg:width="1.905cm" svg:height="1.27cm" svg:x="3.54cm" svg:y="10.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4cm" svg:y="10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05cm" svg:height="1.27cm" svg:x="7.34cm" svg:y="10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10.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10.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1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9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0.7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2.02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3.3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4.6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5.92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9.5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10.8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12.1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13.4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14.7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16.009cm">
          <draw:text-box>
            <text:p text:style-name="P3">5</text:p>
          </draw:text-box>
        </draw:frame>
        <draw:custom-shape draw:style-name="gr5" draw:text-style-name="P2" draw:layer="layout" svg:width="1.905cm" svg:height="1.27cm" svg:x="3.54cm" svg:y="20.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4cm" svg:y="20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4cm" svg:y="20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20.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20.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2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2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2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2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2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9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0.72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2.02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3.32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4.6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25.92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19.5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20.8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22.1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23.4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24.7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26.009cm">
          <draw:text-box>
            <text:p text:style-name="P3">5</text:p>
          </draw:text-box>
        </draw:frame>
      </draw:page>
      <draw:page draw:name="page3" draw:style-name="dp1" draw:master-page-name="Default">
        <draw:custom-shape draw:style-name="gr5" draw:text-style-name="P2" draw:layer="layout" svg:width="1.905cm" svg:height="1.27cm" svg:x="3.54cm" svg:y="1.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4cm" svg:y="1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4cm" svg:y="1.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1.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1.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0.4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.72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3.02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4.32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5.6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6.92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0.5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1.8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3.1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4.4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5.7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7.009cm">
          <draw:text-box>
            <text:p text:style-name="P3">5</text:p>
          </draw:text-box>
        </draw:frame>
        <draw:custom-shape draw:style-name="gr5" draw:text-style-name="P2" draw:layer="layout" svg:width="1.905cm" svg:height="1.27cm" svg:x="3.54cm" svg:y="11.2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4cm" svg:y="11.2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4cm" svg:y="11.2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4cm" svg:y="11.2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4cm" svg:y="11.2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4cm" svg:y="16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4cm" svg:y="16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4cm" svg:y="16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4cm" svg:y="16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4cm" svg:y="16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0.0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1.32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2.62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3.92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5.22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79cm" svg:y="16.52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82cm" svg:y="10.108cm">
          <draw:text-box>
            <text:p text:style-name="P3">0</text:p>
          </draw:text-box>
        </draw:frame>
        <draw:frame draw:style-name="gr7" draw:text-style-name="P4" draw:layer="layout" svg:width="0.883cm" svg:height="1.162cm" svg:x="14.583cm" svg:y="11.408cm">
          <draw:text-box>
            <text:p text:style-name="P3">1</text:p>
          </draw:text-box>
        </draw:frame>
        <draw:frame draw:style-name="gr7" draw:text-style-name="P4" draw:layer="layout" svg:width="0.883cm" svg:height="1.162cm" svg:x="14.584cm" svg:y="12.708cm">
          <draw:text-box>
            <text:p text:style-name="P3">2</text:p>
          </draw:text-box>
        </draw:frame>
        <draw:frame draw:style-name="gr7" draw:text-style-name="P4" draw:layer="layout" svg:width="0.883cm" svg:height="1.162cm" svg:x="14.582cm" svg:y="14.009cm">
          <draw:text-box>
            <text:p text:style-name="P3">3</text:p>
          </draw:text-box>
        </draw:frame>
        <draw:frame draw:style-name="gr7" draw:text-style-name="P4" draw:layer="layout" svg:width="0.883cm" svg:height="1.162cm" svg:x="14.583cm" svg:y="15.309cm">
          <draw:text-box>
            <text:p text:style-name="P3">4</text:p>
          </draw:text-box>
        </draw:frame>
        <draw:frame draw:style-name="gr7" draw:text-style-name="P4" draw:layer="layout" svg:width="0.883cm" svg:height="1.162cm" svg:x="14.584cm" svg:y="16.609cm">
          <draw:text-box>
            <text:p text:style-name="P3">5</text:p>
          </draw:text-box>
        </draw:frame>
        <draw:frame draw:style-name="gr9" draw:text-style-name="P10" draw:layer="layout" svg:width="0.502cm" svg:height="1.187cm" svg:x="14.716cm" svg:y="8.617cm">
          <draw:text-box>
            <text:p/>
          </draw:text-box>
        </draw:frame>
        <draw:frame draw:style-name="gr9" draw:text-style-name="P10" draw:layer="layout" svg:width="4.68cm" svg:height="0.962cm" svg:x="14.335cm" svg:y="8.617cm">
          <draw:text-box>
            <text:p>numBefore = 0</text:p>
          </draw:text-box>
        </draw:frame>
        <draw:custom-shape draw:style-name="gr5" draw:text-style-name="P2" draw:layer="layout" svg:width="1.905cm" svg:height="1.27cm" svg:x="3.527cm" svg:y="21.03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27cm" svg:y="21.03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27cm" svg:y="21.03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27cm" svg:y="21.03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27cm" svg:y="21.03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27cm" svg:y="26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27cm" svg:y="26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27cm" svg:y="26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27cm" svg:y="26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27cm" svg:y="26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1.778cm" svg:height="1.27cm" svg:x="15.566cm" svg:y="19.8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66cm" svg:y="21.14cm">
          <draw:glue-point draw:id="4" svg:x="5.151cm" svg:y="-2.582cm"/>
          <draw:glue-point draw:id="5" svg:x="5.151cm" svg:y="2.417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66cm" svg:y="22.4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66cm" svg:y="23.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66cm" svg:y="25.0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66cm" svg:y="26.34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69cm" svg:y="19.922cm">
          <draw:text-box>
            <text:p text:style-name="P3">0</text:p>
          </draw:text-box>
        </draw:frame>
        <draw:frame draw:style-name="gr7" draw:text-style-name="P4" draw:layer="layout" svg:width="0.883cm" svg:height="1.162cm" svg:x="14.57cm" svg:y="21.222cm">
          <draw:text-box>
            <text:p text:style-name="P3">1</text:p>
          </draw:text-box>
        </draw:frame>
        <draw:frame draw:style-name="gr7" draw:text-style-name="P4" draw:layer="layout" svg:width="0.883cm" svg:height="1.162cm" svg:x="14.571cm" svg:y="22.522cm">
          <draw:text-box>
            <text:p text:style-name="P3">2</text:p>
          </draw:text-box>
        </draw:frame>
        <draw:frame draw:style-name="gr7" draw:text-style-name="P4" draw:layer="layout" svg:width="0.883cm" svg:height="1.162cm" svg:x="14.569cm" svg:y="23.823cm">
          <draw:text-box>
            <text:p text:style-name="P3">3</text:p>
          </draw:text-box>
        </draw:frame>
        <draw:frame draw:style-name="gr7" draw:text-style-name="P4" draw:layer="layout" svg:width="0.883cm" svg:height="1.162cm" svg:x="14.57cm" svg:y="25.123cm">
          <draw:text-box>
            <text:p text:style-name="P3">4</text:p>
          </draw:text-box>
        </draw:frame>
        <draw:frame draw:style-name="gr7" draw:text-style-name="P4" draw:layer="layout" svg:width="0.883cm" svg:height="1.162cm" svg:x="14.571cm" svg:y="26.423cm">
          <draw:text-box>
            <text:p text:style-name="P3">5</text:p>
          </draw:text-box>
        </draw:frame>
        <draw:frame draw:style-name="gr9" draw:text-style-name="P10" draw:layer="layout" svg:width="0.502cm" svg:height="1.187cm" svg:x="14.703cm" svg:y="18.431cm">
          <draw:text-box>
            <text:p/>
          </draw:text-box>
        </draw:frame>
        <draw:frame draw:style-name="gr9" draw:text-style-name="P10" draw:layer="layout" svg:width="4.68cm" svg:height="0.962cm" svg:x="14.322cm" svg:y="18.431cm">
          <draw:text-box>
            <text:p>numBefore = 0</text:p>
          </draw:text-box>
          <draw:glue-point draw:id="4" svg:x="3.168cm" svg:y="5cm"/>
          <draw:glue-point draw:id="5" svg:x="4.525cm" svg:y="5cm"/>
        </draw:frame>
      </draw:page>
      <draw:page draw:name="page4" draw:style-name="dp1" draw:master-page-name="Default">
        <draw:custom-shape draw:style-name="gr5" draw:text-style-name="P2" draw:layer="layout" svg:width="1.905cm" svg:height="1.27cm" svg:x="3.514cm" svg:y="3.048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14cm" svg:y="3.04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14cm" svg:y="3.04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14cm" svg:y="3.04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14cm" svg:y="3.04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14cm" svg:y="8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14cm" svg:y="8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14cm" svg:y="8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14cm" svg:y="8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14cm" svg:y="8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53cm" svg:y="1.85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1.778cm" svg:height="1.27cm" svg:x="15.553cm" svg:y="3.154cm">
          <draw:glue-point draw:id="4" svg:x="5.151cm" svg:y="-2.582cm"/>
          <draw:glue-point draw:id="5" svg:x="5.151cm" svg:y="2.417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53cm" svg:y="4.45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53cm" svg:y="5.75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53cm" svg:y="7.05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53cm" svg:y="8.354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56cm" svg:y="1.936cm">
          <draw:text-box>
            <text:p text:style-name="P3">0</text:p>
          </draw:text-box>
        </draw:frame>
        <draw:frame draw:style-name="gr7" draw:text-style-name="P4" draw:layer="layout" svg:width="0.883cm" svg:height="1.162cm" svg:x="14.557cm" svg:y="3.236cm">
          <draw:text-box>
            <text:p text:style-name="P3">1</text:p>
          </draw:text-box>
        </draw:frame>
        <draw:frame draw:style-name="gr7" draw:text-style-name="P4" draw:layer="layout" svg:width="0.883cm" svg:height="1.162cm" svg:x="14.558cm" svg:y="4.536cm">
          <draw:text-box>
            <text:p text:style-name="P3">2</text:p>
          </draw:text-box>
        </draw:frame>
        <draw:frame draw:style-name="gr7" draw:text-style-name="P4" draw:layer="layout" svg:width="0.883cm" svg:height="1.162cm" svg:x="14.556cm" svg:y="5.837cm">
          <draw:text-box>
            <text:p text:style-name="P3">3</text:p>
          </draw:text-box>
        </draw:frame>
        <draw:frame draw:style-name="gr7" draw:text-style-name="P4" draw:layer="layout" svg:width="0.883cm" svg:height="1.162cm" svg:x="14.557cm" svg:y="7.137cm">
          <draw:text-box>
            <text:p text:style-name="P3">4</text:p>
          </draw:text-box>
        </draw:frame>
        <draw:frame draw:style-name="gr7" draw:text-style-name="P4" draw:layer="layout" svg:width="0.883cm" svg:height="1.162cm" svg:x="14.558cm" svg:y="8.437cm">
          <draw:text-box>
            <text:p text:style-name="P3">5</text:p>
          </draw:text-box>
        </draw:frame>
        <draw:frame draw:style-name="gr9" draw:text-style-name="P10" xml:id="id1" draw:id="id1" draw:layer="layout" svg:width="4.68cm" svg:height="0.962cm" svg:x="14.309cm" svg:y="0.445cm">
          <draw:text-box>
            <text:p>numBefore = 0</text:p>
          </draw:text-box>
          <draw:glue-point draw:id="4" svg:x="3.168cm" svg:y="5cm"/>
          <draw:glue-point draw:id="5" svg:x="4.525cm" svg:y="5cm"/>
        </draw:frame>
        <draw:connector draw:style-name="gr11" draw:text-style-name="P5" draw:layer="layout" draw:type="curve" svg:x1="18.131cm" svg:y1="1.407cm" svg:x2="17.331cm" svg:y2="3.462cm" draw:start-shape="id1" draw:start-glue-point="4" draw:end-shape="id2" draw:end-glue-point="4" svg:d="M18131 1407c0 1370-266 2055-800 2055" svg:viewBox="0 0 801 2056">
          <text:p/>
        </draw:connector>
        <draw:connector draw:style-name="gr11" draw:text-style-name="P5" draw:layer="layout" draw:type="curve" svg:x1="17.331cm" svg:y1="4.095cm" svg:x2="18.766cm" svg:y2="1.407cm" draw:start-shape="id2" draw:start-glue-point="5" draw:end-shape="id1" draw:end-glue-point="5" svg:d="M17331 4095c957 0 1435-896 1435-2688" svg:viewBox="0 0 1436 2689">
          <text:p/>
        </draw:connector>
        <draw:frame draw:style-name="gr9" draw:text-style-name="P10" draw:layer="layout" svg:width="1.247cm" svg:height="0.962cm" svg:x="18.44cm" svg:y="3.007cm">
          <draw:text-box>
            <text:p>+=</text:p>
          </draw:text-box>
        </draw:frame>
        <draw:frame draw:style-name="gr9" draw:text-style-name="P10" draw:layer="layout" svg:width="0.875cm" svg:height="0.962cm" svg:x="17.341cm" svg:y="2.007cm">
          <draw:text-box>
            <text:p>=</text:p>
          </draw:text-box>
        </draw:frame>
        <draw:custom-shape draw:style-name="gr5" draw:text-style-name="P2" draw:layer="layout" svg:width="1.905cm" svg:height="1.27cm" svg:x="3.501cm" svg:y="13.06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401cm" svg:y="13.0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301cm" svg:y="13.06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201cm" svg:y="13.06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101cm" svg:y="13.06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501cm" svg:y="1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401cm" svg:y="1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301cm" svg:y="1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201cm" svg:y="1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101cm" svg:y="18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4cm" svg:y="11.86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1.778cm" svg:height="1.27cm" svg:x="15.54cm" svg:y="13.168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4cm" svg:y="14.4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4cm" svg:y="15.7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4cm" svg:y="17.06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4cm" svg:y="18.368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43cm" svg:y="11.95cm">
          <draw:text-box>
            <text:p text:style-name="P3">0</text:p>
          </draw:text-box>
        </draw:frame>
        <draw:frame draw:style-name="gr7" draw:text-style-name="P4" draw:layer="layout" svg:width="0.883cm" svg:height="1.162cm" svg:x="14.544cm" svg:y="13.25cm">
          <draw:text-box>
            <text:p text:style-name="P3">1</text:p>
          </draw:text-box>
        </draw:frame>
        <draw:frame draw:style-name="gr7" draw:text-style-name="P4" draw:layer="layout" svg:width="0.883cm" svg:height="1.162cm" svg:x="14.545cm" svg:y="14.55cm">
          <draw:text-box>
            <text:p text:style-name="P3">2</text:p>
          </draw:text-box>
        </draw:frame>
        <draw:frame draw:style-name="gr7" draw:text-style-name="P4" draw:layer="layout" svg:width="0.883cm" svg:height="1.162cm" svg:x="14.543cm" svg:y="15.851cm">
          <draw:text-box>
            <text:p text:style-name="P3">3</text:p>
          </draw:text-box>
        </draw:frame>
        <draw:frame draw:style-name="gr7" draw:text-style-name="P4" draw:layer="layout" svg:width="0.883cm" svg:height="1.162cm" svg:x="14.544cm" svg:y="17.151cm">
          <draw:text-box>
            <text:p text:style-name="P3">4</text:p>
          </draw:text-box>
        </draw:frame>
        <draw:frame draw:style-name="gr7" draw:text-style-name="P4" draw:layer="layout" svg:width="0.883cm" svg:height="1.162cm" svg:x="14.545cm" svg:y="18.451cm">
          <draw:text-box>
            <text:p text:style-name="P3">5</text:p>
          </draw:text-box>
        </draw:frame>
        <draw:frame draw:style-name="gr9" draw:text-style-name="P10" xml:id="id3" draw:id="id3" draw:layer="layout" svg:width="4.68cm" svg:height="0.962cm" svg:x="14.296cm" svg:y="10.459cm">
          <draw:text-box>
            <text:p>numBefore = 1</text:p>
          </draw:text-box>
          <draw:glue-point draw:id="4" svg:x="3.168cm" svg:y="5cm"/>
          <draw:glue-point draw:id="5" svg:x="4.525cm" svg:y="5cm"/>
        </draw:frame>
        <draw:connector draw:style-name="gr11" draw:text-style-name="P5" draw:layer="layout" draw:type="curve" svg:x1="18.118cm" svg:y1="11.421cm" svg:x2="17.318cm" svg:y2="13.476cm" draw:start-shape="id3" draw:start-glue-point="4" draw:end-shape="id4" draw:end-glue-point="4" svg:d="M18118 11421c0 1370-266 2055-800 2055" svg:viewBox="0 0 801 2056">
          <text:p/>
        </draw:connector>
        <draw:connector draw:style-name="gr11" draw:text-style-name="P5" draw:layer="layout" draw:type="curve" svg:x1="17.318cm" svg:y1="14.109cm" svg:x2="18.753cm" svg:y2="11.421cm" draw:start-shape="id4" draw:start-glue-point="5" draw:end-shape="id3" draw:end-glue-point="5" svg:d="M17318 14109c957 0 1435-896 1435-2688" svg:viewBox="0 0 1436 2689">
          <text:p/>
        </draw:connector>
        <draw:frame draw:style-name="gr9" draw:text-style-name="P10" draw:layer="layout" svg:width="1.247cm" svg:height="0.962cm" svg:x="18.427cm" svg:y="13.021cm">
          <draw:text-box>
            <text:p>+=</text:p>
          </draw:text-box>
        </draw:frame>
        <draw:frame draw:style-name="gr9" draw:text-style-name="P10" draw:layer="layout" svg:width="0.875cm" svg:height="0.962cm" svg:x="17.328cm" svg:y="12.021cm">
          <draw:text-box>
            <text:p>=</text:p>
          </draw:text-box>
        </draw:frame>
        <draw:custom-shape draw:style-name="gr5" draw:text-style-name="P2" draw:layer="layout" svg:width="1.905cm" svg:height="1.27cm" svg:x="3.488cm" svg:y="23.076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88cm" svg:y="23.07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88cm" svg:y="23.07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88cm" svg:y="23.076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88cm" svg:y="23.07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88cm" svg:y="2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88cm" svg:y="2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88cm" svg:y="2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88cm" svg:y="2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088cm" svg:y="2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27cm" svg:y="21.88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27cm" svg:y="23.182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1.778cm" svg:height="1.27cm" svg:x="15.527cm" svg:y="24.482cm">
          <draw:glue-point draw:id="4" svg:x="4.724cm" svg:y="-2.897cm"/>
          <draw:glue-point draw:id="5" svg:x="4.724cm" svg:y="2.102cm"/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27cm" svg:y="25.78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27cm" svg:y="27.08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27cm" svg:y="28.382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3cm" svg:y="21.964cm">
          <draw:text-box>
            <text:p text:style-name="P3">0</text:p>
          </draw:text-box>
        </draw:frame>
        <draw:frame draw:style-name="gr7" draw:text-style-name="P4" draw:layer="layout" svg:width="0.883cm" svg:height="1.162cm" svg:x="14.531cm" svg:y="23.264cm">
          <draw:text-box>
            <text:p text:style-name="P3">1</text:p>
          </draw:text-box>
        </draw:frame>
        <draw:frame draw:style-name="gr7" draw:text-style-name="P4" draw:layer="layout" svg:width="0.883cm" svg:height="1.162cm" svg:x="14.532cm" svg:y="24.564cm">
          <draw:text-box>
            <text:p text:style-name="P3">2</text:p>
          </draw:text-box>
        </draw:frame>
        <draw:frame draw:style-name="gr7" draw:text-style-name="P4" draw:layer="layout" svg:width="0.883cm" svg:height="1.162cm" svg:x="14.53cm" svg:y="25.865cm">
          <draw:text-box>
            <text:p text:style-name="P3">3</text:p>
          </draw:text-box>
        </draw:frame>
        <draw:frame draw:style-name="gr7" draw:text-style-name="P4" draw:layer="layout" svg:width="0.883cm" svg:height="1.162cm" svg:x="14.531cm" svg:y="27.165cm">
          <draw:text-box>
            <text:p text:style-name="P3">4</text:p>
          </draw:text-box>
        </draw:frame>
        <draw:frame draw:style-name="gr7" draw:text-style-name="P4" draw:layer="layout" svg:width="0.883cm" svg:height="1.162cm" svg:x="14.532cm" svg:y="28.465cm">
          <draw:text-box>
            <text:p text:style-name="P3">5</text:p>
          </draw:text-box>
        </draw:frame>
        <draw:frame draw:style-name="gr9" draw:text-style-name="P10" xml:id="id5" draw:id="id5" draw:layer="layout" svg:width="4.68cm" svg:height="0.962cm" svg:x="14.283cm" svg:y="20.473cm">
          <draw:text-box>
            <text:p>numBefore = 1</text:p>
          </draw:text-box>
          <draw:glue-point draw:id="4" svg:x="3.168cm" svg:y="5cm"/>
          <draw:glue-point draw:id="5" svg:x="4.525cm" svg:y="5cm"/>
        </draw:frame>
        <draw:connector draw:style-name="gr11" draw:text-style-name="P5" draw:layer="layout" draw:type="curve" svg:x1="18.105cm" svg:y1="21.435cm" svg:x2="17.255cm" svg:y2="24.75cm" draw:start-shape="id5" draw:start-glue-point="4" draw:end-shape="id6" draw:end-glue-point="4" svg:d="M18105 21435c0 2210-283 3315-850 3315" svg:viewBox="0 0 851 3316">
          <text:p/>
        </draw:connector>
        <draw:connector draw:style-name="gr11" draw:text-style-name="P5" draw:layer="layout" draw:type="curve" svg:x1="17.255cm" svg:y1="25.383cm" svg:x2="18.74cm" svg:y2="21.435cm" draw:start-shape="id6" draw:start-glue-point="5" draw:end-shape="id5" draw:end-glue-point="5" svg:d="M17255 25383c990 0 1485-1316 1485-3948" svg:viewBox="0 0 1486 3949">
          <text:p/>
        </draw:connector>
        <draw:frame draw:style-name="gr9" draw:text-style-name="P10" draw:layer="layout" svg:width="1.247cm" svg:height="0.962cm" svg:x="18.414cm" svg:y="23.035cm">
          <draw:text-box>
            <text:p>+=</text:p>
          </draw:text-box>
        </draw:frame>
        <draw:frame draw:style-name="gr9" draw:text-style-name="P10" draw:layer="layout" svg:width="0.875cm" svg:height="0.962cm" svg:x="17.315cm" svg:y="22.035cm">
          <draw:text-box>
            <text:p>=</text:p>
          </draw:text-box>
        </draw:frame>
      </draw:page>
      <draw:page draw:name="page5" draw:style-name="dp1" draw:master-page-name="Default">
        <draw:custom-shape draw:style-name="gr5" draw:text-style-name="P2" draw:layer="layout" svg:width="1.905cm" svg:height="1.27cm" svg:x="3.475cm" svg:y="2.69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75cm" svg:y="2.69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75cm" svg:y="2.69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75cm" svg:y="2.69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75cm" svg:y="2.6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75cm" svg:y="7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75cm" svg:y="7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75cm" svg:y="7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75cm" svg:y="7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075cm" svg:y="7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14cm" svg:y="1.49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14cm" svg:y="2.796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1.778cm" svg:height="1.27cm" svg:x="15.514cm" svg:y="4.096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14cm" svg:y="5.39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14cm" svg:y="6.69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14cm" svg:y="7.996cm">
          <text:p text:style-name="P1">1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17cm" svg:y="1.578cm">
          <draw:text-box>
            <text:p text:style-name="P3">0</text:p>
          </draw:text-box>
        </draw:frame>
        <draw:frame draw:style-name="gr7" draw:text-style-name="P4" draw:layer="layout" svg:width="0.883cm" svg:height="1.162cm" svg:x="14.518cm" svg:y="2.878cm">
          <draw:text-box>
            <text:p text:style-name="P3">1</text:p>
          </draw:text-box>
        </draw:frame>
        <draw:frame draw:style-name="gr7" draw:text-style-name="P4" draw:layer="layout" svg:width="0.883cm" svg:height="1.162cm" svg:x="14.519cm" svg:y="4.178cm">
          <draw:text-box>
            <text:p text:style-name="P3">2</text:p>
          </draw:text-box>
        </draw:frame>
        <draw:frame draw:style-name="gr7" draw:text-style-name="P4" draw:layer="layout" svg:width="0.883cm" svg:height="1.162cm" svg:x="14.517cm" svg:y="5.479cm">
          <draw:text-box>
            <text:p text:style-name="P3">3</text:p>
          </draw:text-box>
        </draw:frame>
        <draw:frame draw:style-name="gr7" draw:text-style-name="P4" draw:layer="layout" svg:width="0.883cm" svg:height="1.162cm" svg:x="14.518cm" svg:y="6.779cm">
          <draw:text-box>
            <text:p text:style-name="P3">4</text:p>
          </draw:text-box>
        </draw:frame>
        <draw:frame draw:style-name="gr7" draw:text-style-name="P4" draw:layer="layout" svg:width="0.883cm" svg:height="1.162cm" svg:x="14.519cm" svg:y="8.079cm">
          <draw:text-box>
            <text:p text:style-name="P3">5</text:p>
          </draw:text-box>
        </draw:frame>
        <draw:frame draw:style-name="gr9" draw:text-style-name="P10" xml:id="id7" draw:id="id7" draw:layer="layout" svg:width="4.68cm" svg:height="0.962cm" svg:x="14.27cm" svg:y="0.087cm">
          <draw:text-box>
            <text:p>numBefore = 3</text:p>
          </draw:text-box>
          <draw:glue-point draw:id="4" svg:x="3.168cm" svg:y="5cm"/>
          <draw:glue-point draw:id="5" svg:x="4.525cm" svg:y="5cm"/>
        </draw:frame>
        <draw:connector draw:style-name="gr11" draw:text-style-name="P5" draw:layer="layout" draw:type="curve" svg:x1="18.092cm" svg:y1="1.049cm" svg:x2="17.242cm" svg:y2="4.364cm" draw:start-shape="id7" draw:start-glue-point="4" draw:end-shape="id8" draw:end-glue-point="4" svg:d="M18092 1049c0 2210-283 3315-850 3315" svg:viewBox="0 0 851 3316">
          <text:p/>
        </draw:connector>
        <draw:connector draw:style-name="gr11" draw:text-style-name="P5" draw:layer="layout" draw:type="curve" svg:x1="17.242cm" svg:y1="4.997cm" svg:x2="18.727cm" svg:y2="1.049cm" draw:start-shape="id8" draw:start-glue-point="5" draw:end-shape="id7" draw:end-glue-point="5" svg:d="M17242 4997c990 0 1485-1316 1485-3948" svg:viewBox="0 0 1486 3949">
          <text:p/>
        </draw:connector>
        <draw:frame draw:style-name="gr9" draw:text-style-name="P10" draw:layer="layout" svg:width="1.247cm" svg:height="0.962cm" svg:x="18.401cm" svg:y="2.649cm">
          <draw:text-box>
            <text:p>+=</text:p>
          </draw:text-box>
        </draw:frame>
        <draw:frame draw:style-name="gr9" draw:text-style-name="P10" draw:layer="layout" svg:width="0.875cm" svg:height="0.962cm" svg:x="17.302cm" svg:y="1.649cm">
          <draw:text-box>
            <text:p>=</text:p>
          </draw:text-box>
        </draw:frame>
        <draw:custom-shape draw:style-name="gr5" draw:text-style-name="P2" draw:layer="layout" svg:width="1.905cm" svg:height="1.27cm" svg:x="3.462cm" svg:y="11.70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11.70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1.70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1.70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1.70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16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62cm" svg:y="16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16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16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062cm" svg:y="16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0.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1.81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3.11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4.4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5.7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7.01cm">
          <text:p text:style-name="P1">4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0.59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1.89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13.19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14.49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15.79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17.093cm">
          <draw:text-box>
            <text:p text:style-name="P3">5</text:p>
          </draw:text-box>
        </draw:frame>
        <draw:custom-shape draw:style-name="gr5" draw:text-style-name="P2" draw:layer="layout" svg:width="1.905cm" svg:height="1.27cm" svg:x="3.462cm" svg:y="20.70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20.70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20.70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20.70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20.70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25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62cm" svg:y="25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25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25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062cm" svg:y="25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9.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0.81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2.11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3.4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4.7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6.01cm">
          <text:p text:style-name="P1">4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9.59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20.89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22.19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23.49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24.79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26.093cm">
          <draw:text-box>
            <text:p text:style-name="P3">5</text:p>
          </draw:text-box>
        </draw:frame>
      </draw:page>
      <draw:page draw:name="page6" draw:style-name="dp1" draw:master-page-name="Default">
        <draw:custom-shape draw:style-name="gr8" draw:text-style-name="P9" draw:layer="layout" svg:width="1.905cm" svg:height="1.27cm" svg:x="3.462cm" svg:y="2.70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2.70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2.70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2.70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2.70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7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62cm" svg:y="7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7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7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11.062cm" svg:y="7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.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.81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4.11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5.4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6.7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8.01cm">
          <text:p text:style-name="P1">4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.59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2.89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4.19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5.49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6.79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8.093cm">
          <draw:text-box>
            <text:p text:style-name="P3">5</text:p>
          </draw:text-box>
        </draw:frame>
        <draw:path draw:style-name="gr12" draw:text-style-name="P5" draw:layer="layout" svg:width="9.97cm" svg:height="4.796cm" draw:transform="rotate (-0.83705990925648) translate (7.94606946960642cm 0.870405856733792cm)" svg:viewBox="0 0 9971 4797" svg:d="M0 4785c404 51 801-64 1149-247 405-212 754-516 1120-807 266-212 482-454 773-620 253-145 431-365 685-523 432-271 817-606 1206-943 294-254 666-406 959-668 237-213 522-361 797-528 279-169 611-230 918-348 332-127 714-129 1067-36 334 88 683 192 1035 115l262-13">
          <text:p/>
        </draw:path>
        <draw:custom-shape draw:style-name="gr8" draw:text-style-name="P9" draw:layer="layout" svg:width="1.905cm" svg:height="1.27cm" svg:x="3.462cm" svg:y="11.72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11.72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1.72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1.72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1.72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16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62cm" svg:y="16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16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16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0" draw:id="id10" draw:layer="layout" svg:width="1.905cm" svg:height="1.27cm" svg:x="11.062cm" svg:y="16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0.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1.83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3.13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4.4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5.7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7.03cm">
          <text:p text:style-name="P1">4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0.61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1.91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13.21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14.51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15.813cm">
          <draw:text-box>
            <text:p text:style-name="P3">4</text:p>
          </draw:text-box>
        </draw:frame>
        <draw:frame draw:style-name="gr7" draw:text-style-name="P4" xml:id="id9" draw:id="id9" draw:layer="layout" svg:width="0.883cm" svg:height="1.162cm" svg:x="14.506cm" svg:y="17.113cm">
          <draw:text-box>
            <text:p text:style-name="P3">5</text:p>
          </draw:text-box>
        </draw:frame>
        <draw:path draw:style-name="gr12" draw:text-style-name="P5" draw:layer="layout" svg:width="9.97cm" svg:height="4.796cm" draw:transform="skewX (-7.78743311020157E-017) rotate (-0.83705990925648) translate (7.94606946960642cm 9.89040585673379cm)" svg:viewBox="0 0 9971 4797" svg:d="M0 4785c404 51 801-64 1149-247 405-212 754-516 1120-807 266-212 482-454 773-620 253-145 431-365 685-523 432-271 817-606 1206-943 294-254 666-406 959-668 237-213 522-361 797-528 279-169 611-230 918-348 332-127 714-129 1067-36 334 88 683 192 1035 115l262-13">
          <text:p/>
        </draw:path>
        <draw:connector draw:style-name="gr13" draw:text-style-name="P5" draw:layer="layout" draw:type="curve" svg:x1="14.947cm" svg:y1="18.275cm" svg:x2="12.014cm" svg:y2="17.994cm" draw:start-shape="id9" draw:start-glue-point="2" draw:end-shape="id10" svg:d="M14947 18275c0 750-2933 890-2933-281" svg:viewBox="0 0 2934 863">
          <text:p/>
        </draw:connector>
        <draw:custom-shape draw:style-name="gr8" draw:text-style-name="P9" draw:layer="layout" svg:width="1.905cm" svg:height="1.27cm" svg:x="3.462cm" svg:y="20.74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20.74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20.74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20.74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20.74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25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62cm" svg:y="25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25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25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2" draw:id="id12" draw:layer="layout" svg:width="1.905cm" svg:height="1.27cm" svg:x="11.062cm" svg:y="25.74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9.5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0.85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2.15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3.4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4.7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6.05cm">
          <text:p text:style-name="P1">4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9.63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20.93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22.23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23.53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24.833cm">
          <draw:text-box>
            <text:p text:style-name="P3">4</text:p>
          </draw:text-box>
        </draw:frame>
        <draw:frame draw:style-name="gr7" draw:text-style-name="P4" xml:id="id11" draw:id="id11" draw:layer="layout" svg:width="0.883cm" svg:height="1.162cm" svg:x="14.506cm" svg:y="26.133cm">
          <draw:text-box>
            <text:p text:style-name="P3">5</text:p>
          </draw:text-box>
        </draw:frame>
        <draw:path draw:style-name="gr12" draw:text-style-name="P5" draw:layer="layout" svg:width="9.97cm" svg:height="4.796cm" draw:transform="skewX (-7.78743311020157E-017) rotate (-0.83705990925648) translate (7.94606946960642cm 18.9104058567338cm)" svg:viewBox="0 0 9971 4797" svg:d="M0 4785c404 51 801-64 1149-247 405-212 754-516 1120-807 266-212 482-454 773-620 253-145 431-365 685-523 432-271 817-606 1206-943 294-254 666-406 959-668 237-213 522-361 797-528 279-169 611-230 918-348 332-127 714-129 1067-36 334 88 683 192 1035 115l262-13">
          <text:p/>
        </draw:path>
        <draw:connector draw:style-name="gr13" draw:text-style-name="P5" draw:layer="layout" draw:type="curve" svg:x1="14.947cm" svg:y1="27.295cm" svg:x2="12.014cm" svg:y2="27.014cm" draw:start-shape="id11" draw:start-glue-point="2" draw:end-shape="id12" svg:d="M14947 27295c0 750-2933 890-2933-281" svg:viewBox="0 0 2934 863">
          <text:p/>
        </draw:connector>
      </draw:page>
      <draw:page draw:name="page7" draw:style-name="dp1" draw:master-page-name="Default">
        <draw:custom-shape draw:style-name="gr8" draw:text-style-name="P9" draw:layer="layout" svg:width="1.905cm" svg:height="1.27cm" svg:x="3.462cm" svg:y="1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1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.7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.7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62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6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0.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.8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3.17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4.4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5.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7.0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0.6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.95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3.2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4.5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5.8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7.153cm">
          <draw:text-box>
            <text:p text:style-name="P3">5</text:p>
          </draw:text-box>
        </draw:frame>
        <draw:custom-shape draw:style-name="gr5" draw:text-style-name="P2" draw:layer="layout" svg:width="1.905cm" svg:height="1.27cm" svg:x="3.462cm" svg:y="10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3" draw:id="id13" draw:layer="layout" svg:width="1.905cm" svg:height="1.27cm" svg:x="5.362cm" svg:y="10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0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0.7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0.7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5.36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15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9.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0.8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2.17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3.4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4.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6.0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9.6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0.952cm">
          <draw:text-box>
            <text:p text:style-name="P3">1</text:p>
          </draw:text-box>
        </draw:frame>
        <draw:frame draw:style-name="gr7" draw:text-style-name="P4" xml:id="id14" draw:id="id14" draw:layer="layout" svg:width="0.883cm" svg:height="1.162cm" svg:x="14.506cm" svg:y="12.2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13.5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14.8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16.153cm">
          <draw:text-box>
            <text:p text:style-name="P3">5</text:p>
          </draw:text-box>
        </draw:frame>
        <draw:connector draw:style-name="gr13" draw:text-style-name="P5" draw:layer="layout" draw:type="curve" svg:x1="6.314cm" svg:y1="12.034cm" svg:x2="14.506cm" svg:y2="12.833cm" draw:start-shape="id13" draw:start-glue-point="2" draw:end-shape="id14" draw:end-glue-point="3" svg:d="M6314 12034c0 533 2730 799 8192 799" svg:viewBox="0 0 8193 800">
          <text:p/>
        </draw:connector>
        <draw:custom-shape draw:style-name="gr5" draw:text-style-name="P2" draw:layer="layout" svg:width="1.905cm" svg:height="1.27cm" svg:x="3.462cm" svg:y="19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5" draw:id="id15" draw:layer="layout" svg:width="1.905cm" svg:height="1.27cm" svg:x="5.362cm" svg:y="19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9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9.7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9.7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2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7" draw:id="id17" draw:layer="layout" svg:width="1.905cm" svg:height="1.27cm" svg:x="5.362cm" svg:y="2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2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2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24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8.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9.8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1.17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2.4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3.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5.0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8.6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9.952cm">
          <draw:text-box>
            <text:p text:style-name="P3">1</text:p>
          </draw:text-box>
        </draw:frame>
        <draw:frame draw:style-name="gr7" draw:text-style-name="P4" xml:id="id16" draw:id="id16" draw:layer="layout" svg:width="0.883cm" svg:height="1.162cm" svg:x="14.506cm" svg:y="21.2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22.5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23.8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25.153cm">
          <draw:text-box>
            <text:p text:style-name="P3">5</text:p>
          </draw:text-box>
        </draw:frame>
        <draw:connector draw:style-name="gr13" draw:text-style-name="P5" draw:layer="layout" draw:type="curve" svg:x1="6.314cm" svg:y1="21.034cm" svg:x2="14.506cm" svg:y2="21.833cm" draw:start-shape="id15" draw:start-glue-point="2" draw:end-shape="id16" draw:end-glue-point="3" svg:d="M6314 21034c0 533 2730 799 8192 799" svg:viewBox="0 0 8193 800">
          <text:p/>
        </draw:connector>
        <draw:connector draw:style-name="gr13" draw:text-style-name="P5" draw:layer="layout" draw:type="curve" svg:x1="14.506cm" svg:y1="21.833cm" svg:x2="6.314cm" svg:y2="24.764cm" draw:start-shape="id16" draw:start-glue-point="3" draw:end-shape="id17" draw:end-glue-point="0" svg:d="M14506 21833c-5462 0-8192 977-8192 2931" svg:viewBox="0 0 8193 2932">
          <text:p/>
        </draw:connector>
      </draw:page>
      <draw:page draw:name="page8" draw:style-name="dp1" draw:master-page-name="Default">
        <draw:custom-shape draw:style-name="gr5" draw:text-style-name="P2" draw:layer="layout" svg:width="1.905cm" svg:height="1.27cm" svg:x="3.462cm" svg:y="1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8" draw:id="id18" draw:layer="layout" svg:width="1.905cm" svg:height="1.27cm" svg:x="5.362cm" svg:y="1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.7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.7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0" draw:id="id20" draw:layer="layout" svg:width="1.905cm" svg:height="1.27cm" svg:x="5.362cm" svg:y="6.7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6.7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0.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.8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3.17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4.4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5.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7.0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0.6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.952cm">
          <draw:text-box>
            <text:p text:style-name="P3">1</text:p>
          </draw:text-box>
        </draw:frame>
        <draw:frame draw:style-name="gr7" draw:text-style-name="P4" xml:id="id19" draw:id="id19" draw:layer="layout" svg:width="0.883cm" svg:height="1.162cm" svg:x="14.506cm" svg:y="3.2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4.5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5.8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7.153cm">
          <draw:text-box>
            <text:p text:style-name="P3">5</text:p>
          </draw:text-box>
        </draw:frame>
        <draw:connector draw:style-name="gr13" draw:text-style-name="P5" draw:layer="layout" draw:type="curve" svg:x1="6.314cm" svg:y1="3.034cm" svg:x2="14.506cm" svg:y2="3.833cm" draw:start-shape="id18" draw:start-glue-point="2" draw:end-shape="id19" draw:end-glue-point="3" svg:d="M6314 3034c0 533 2730 799 8192 799" svg:viewBox="0 0 8193 800">
          <text:p/>
        </draw:connector>
        <draw:connector draw:style-name="gr13" draw:text-style-name="P5" draw:layer="layout" draw:type="curve" svg:x1="14.506cm" svg:y1="3.833cm" svg:x2="6.314cm" svg:y2="6.764cm" draw:start-shape="id19" draw:start-glue-point="3" draw:end-shape="id20" draw:end-glue-point="0" svg:d="M14506 3833c-5462 0-8192 977-8192 2931" svg:viewBox="0 0 8193 2932">
          <text:p/>
        </draw:connector>
        <draw:custom-shape draw:style-name="gr5" draw:text-style-name="P2" draw:layer="layout" svg:width="1.905cm" svg:height="1.27cm" svg:x="3.462cm" svg:y="10.4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05cm" svg:height="1.27cm" svg:x="5.362cm" svg:y="10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0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0.4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0.4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15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5.362cm" svg:y="15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15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15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15.4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9.2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0.5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1.87cm">
          <draw:glue-point draw:id="4" svg:x="4.724cm" svg:y="-2.897cm"/>
          <draw:glue-point draw:id="5" svg:x="4.724cm" svg:y="2.102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3.1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4.4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5.7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9.3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0.65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11.9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13.2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14.5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15.853cm">
          <draw:text-box>
            <text:p text:style-name="P3">5</text:p>
          </draw:text-box>
        </draw:frame>
        <draw:custom-shape draw:style-name="gr5" draw:text-style-name="P2" draw:layer="layout" svg:width="1.905cm" svg:height="1.27cm" svg:x="3.462cm" svg:y="19.4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05cm" svg:height="1.27cm" svg:x="5.362cm" svg:y="19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9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9.4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9.4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2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5.362cm" svg:y="24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7.262cm" svg:y="2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2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24.4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8.2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9.5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0.87cm">
          <draw:glue-point draw:id="4" svg:x="4.724cm" svg:y="-2.897cm"/>
          <draw:glue-point draw:id="5" svg:x="4.724cm" svg:y="2.102cm"/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2.1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3.4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4.7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8.3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9.65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20.9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22.2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23.5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24.853cm">
          <draw:text-box>
            <text:p text:style-name="P3">5</text:p>
          </draw:text-box>
        </draw:frame>
      </draw:page>
      <draw:page draw:name="page9" draw:style-name="dp1" draw:master-page-name="Default">
        <draw:custom-shape draw:style-name="gr5" draw:text-style-name="P2" draw:layer="layout" svg:width="1.905cm" svg:height="1.27cm" svg:x="3.462cm" svg:y="1.4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1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1" draw:id="id21" draw:layer="layout" svg:width="1.905cm" svg:height="1.27cm" svg:x="7.262cm" svg:y="1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.4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.4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6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5.362cm" svg:y="6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3" draw:id="id23" draw:layer="layout" svg:width="1.905cm" svg:height="1.27cm" svg:x="7.262cm" svg:y="6.4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6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6.4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0.2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.5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.87cm">
          <draw:glue-point draw:id="4" svg:x="4.724cm" svg:y="-2.897cm"/>
          <draw:glue-point draw:id="5" svg:x="4.724cm" svg:y="2.102cm"/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4.1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5.4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6.7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0.3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.652cm">
          <draw:text-box>
            <text:p text:style-name="P3">1</text:p>
          </draw:text-box>
        </draw:frame>
        <draw:frame draw:style-name="gr7" draw:text-style-name="P4" xml:id="id22" draw:id="id22" draw:layer="layout" svg:width="0.883cm" svg:height="1.162cm" svg:x="14.506cm" svg:y="2.9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4.2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5.5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6.853cm">
          <draw:text-box>
            <text:p text:style-name="P3">5</text:p>
          </draw:text-box>
        </draw:frame>
        <draw:connector draw:style-name="gr13" draw:text-style-name="P5" draw:layer="layout" draw:type="curve" svg:x1="8.214cm" svg:y1="2.734cm" svg:x2="14.506cm" svg:y2="3.533cm" draw:start-shape="id21" draw:start-glue-point="2" draw:end-shape="id22" draw:end-glue-point="3" svg:d="M8214 2734c0 533 2097 799 6292 799" svg:viewBox="0 0 6293 800">
          <text:p/>
        </draw:connector>
        <draw:connector draw:style-name="gr13" draw:text-style-name="P5" draw:layer="layout" draw:type="curve" svg:x1="14.506cm" svg:y1="3.533cm" svg:x2="8.214cm" svg:y2="6.464cm" draw:start-shape="id22" draw:start-glue-point="3" draw:end-shape="id23" draw:end-glue-point="0" svg:d="M14506 3533c-4195 0-6292 977-6292 2931" svg:viewBox="0 0 6293 2932">
          <text:p/>
        </draw:connector>
        <draw:custom-shape draw:style-name="gr5" draw:text-style-name="P2" draw:layer="layout" svg:width="1.905cm" svg:height="1.27cm" svg:x="3.462cm" svg:y="9.9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9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05cm" svg:height="1.27cm" svg:x="7.262cm" svg:y="9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9.9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9.9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5.362cm" svg:y="14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7.262cm" svg:y="14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14.9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8.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0.07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1.37cm">
          <draw:glue-point draw:id="4" svg:x="4.724cm" svg:y="-2.897cm"/>
          <draw:glue-point draw:id="5" svg:x="4.724cm" svg:y="2.102cm"/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2.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3.9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5.2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8.8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0.15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11.4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12.7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14.0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15.353cm">
          <draw:text-box>
            <text:p text:style-name="P3">5</text:p>
          </draw:text-box>
        </draw:frame>
        <draw:custom-shape draw:style-name="gr5" draw:text-style-name="P2" draw:layer="layout" svg:width="1.905cm" svg:height="1.27cm" svg:x="3.462cm" svg:y="18.9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18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7.262cm" svg:y="18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18.9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18.9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3.462cm" svg:y="23.96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5.362cm" svg:y="23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7.262cm" svg:y="23.96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9.162cm" svg:y="23.96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23.96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7.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19.07cm">
          <draw:glue-point draw:id="4" svg:x="5.151cm" svg:y="-2.582cm"/>
          <draw:glue-point draw:id="5" svg:x="5.151cm" svg:y="2.417cm"/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0.37cm">
          <draw:glue-point draw:id="4" svg:x="4.724cm" svg:y="-2.897cm"/>
          <draw:glue-point draw:id="5" svg:x="4.724cm" svg:y="2.102cm"/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1.6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2.9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24.27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17.852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19.152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20.452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21.753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23.053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24.353cm">
          <draw:text-box>
            <text:p text:style-name="P3">5</text:p>
          </draw:text-box>
        </draw:frame>
        <draw:custom-shape draw:style-name="gr5" draw:text-style-name="P2" draw:layer="layout" svg:width="1.905cm" svg:height="1.27cm" svg:x="3.462cm" svg:y="-7.536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5.362cm" svg:y="-7.53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05cm" svg:height="1.27cm" svg:x="7.262cm" svg:y="-7.53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9.162cm" svg:y="-7.536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05cm" svg:height="1.27cm" svg:x="11.062cm" svg:y="-7.53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3.462cm" svg:y="-2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5.362cm" svg:y="-2.53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7.262cm" svg:y="-2.53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905cm" svg:height="1.27cm" svg:x="9.162cm" svg:y="-2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905cm" svg:height="1.27cm" svg:x="11.062cm" svg:y="-2.536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27cm" svg:x="15.501cm" svg:y="-8.7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-7.43cm">
          <draw:glue-point draw:id="4" svg:x="5.151cm" svg:y="-2.582cm"/>
          <draw:glue-point draw:id="5" svg:x="5.151cm" svg:y="2.417cm"/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-6.13cm">
          <draw:glue-point draw:id="4" svg:x="4.724cm" svg:y="-2.897cm"/>
          <draw:glue-point draw:id="5" svg:x="4.724cm" svg:y="2.102cm"/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-4.8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-3.5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15.501cm" svg:y="-2.23cm">
          <text:p text:style-name="P1">5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3cm" svg:height="1.162cm" svg:x="14.504cm" svg:y="-8.648cm">
          <draw:text-box>
            <text:p text:style-name="P3">0</text:p>
          </draw:text-box>
        </draw:frame>
        <draw:frame draw:style-name="gr7" draw:text-style-name="P4" draw:layer="layout" svg:width="0.883cm" svg:height="1.162cm" svg:x="14.505cm" svg:y="-7.348cm">
          <draw:text-box>
            <text:p text:style-name="P3">1</text:p>
          </draw:text-box>
        </draw:frame>
        <draw:frame draw:style-name="gr7" draw:text-style-name="P4" draw:layer="layout" svg:width="0.883cm" svg:height="1.162cm" svg:x="14.506cm" svg:y="-6.048cm">
          <draw:text-box>
            <text:p text:style-name="P3">2</text:p>
          </draw:text-box>
        </draw:frame>
        <draw:frame draw:style-name="gr7" draw:text-style-name="P4" draw:layer="layout" svg:width="0.883cm" svg:height="1.162cm" svg:x="14.504cm" svg:y="-4.747cm">
          <draw:text-box>
            <text:p text:style-name="P3">3</text:p>
          </draw:text-box>
        </draw:frame>
        <draw:frame draw:style-name="gr7" draw:text-style-name="P4" draw:layer="layout" svg:width="0.883cm" svg:height="1.162cm" svg:x="14.505cm" svg:y="-3.447cm">
          <draw:text-box>
            <text:p text:style-name="P3">4</text:p>
          </draw:text-box>
        </draw:frame>
        <draw:frame draw:style-name="gr7" draw:text-style-name="P4" draw:layer="layout" svg:width="0.883cm" svg:height="1.162cm" svg:x="14.506cm" svg:y="-2.147cm">
          <draw:text-box>
            <text:p text:style-name="P3"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0:57:30.530267149</meta:creation-date>
    <dc:date>2019-09-18T01:39:47.323806410</dc:date>
    <meta:editing-duration>PT3M34S</meta:editing-duration>
    <meta:editing-cycles>2</meta:editing-cycles>
    <meta:generator>LibreOffice/6.2.6.2$Linux_X86_64 LibreOffice_project/20$Build-2</meta:generator>
    <meta:document-statistic meta:object-count="660"/>
  </office:meta>
</office:document-meta>
</file>